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officeooo:rsid="001541e9" officeooo:paragraph-rsid="001541e9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41e9" officeooo:paragraph-rsid="001541e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541e9" officeooo:paragraph-rsid="001541e9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6bee1" officeooo:paragraph-rsid="0016bee1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normal" officeooo:rsid="001541e9" officeooo:paragraph-rsid="001541e9" style:font-size-asian="15pt" style:font-weight-asian="normal" style:font-size-complex="15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officeooo:rsid="0016bee1" officeooo:paragraph-rsid="0016bee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bee1" officeooo:paragraph-rsid="0016bee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541e9" officeooo:paragraph-rsid="001541e9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6bee1" officeooo:paragraph-rsid="0016bee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6bee1" officeooo:paragraph-rsid="0016bee1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6bee1" officeooo:paragraph-rsid="0016bee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541e9" officeooo:paragraph-rsid="001541e9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20fd" style:font-size-asian="14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AMIGO SECRETO </text:p>
      <text:p text:style-name="P3"/>
      <text:p text:style-name="P12">APLICAÇÃO DE PROBLEMAS</text:p>
      <text:p text:style-name="P8"/>
      <text:list xml:id="list1169946286" text:style-name="L1">
        <text:list-item>
          <text:p text:style-name="P5">Problemas no sorteio por falta de informações referentes aos participantes;</text:p>
          <text:p text:style-name="P5"/>
        </text:list-item>
        <text:list-item>
          <text:p text:style-name="P5">Atraso em saber o participante que foi sorteado;</text:p>
          <text:p text:style-name="P5"/>
        </text:list-item>
        <text:list-item>
          <text:p text:style-name="P5">Falta de informações e mensagens trocadas entre os participantes;</text:p>
          <text:p text:style-name="P5"/>
        </text:list-item>
        <text:list-item>
          <text:p text:style-name="P5">Erro no sorteio com os mesmos participantes sendo sorteados em 2 ou mais rodadas seguidas.</text:p>
        </text:list-item>
      </text:list>
      <text:p text:style-name="P1"/>
      <text:p text:style-name="P11">SOLUÇÃO DOS PROBLEMAS</text:p>
      <text:p text:style-name="P9"/>
      <text:list xml:id="list617125430" text:style-name="L2">
        <text:list-item>
          <text:p text:style-name="P6">Permitir o cadastramento dos participantes;</text:p>
          <text:p text:style-name="P6"/>
        </text:list-item>
        <text:list-item>
          <text:p text:style-name="P6">Permitir o sorteio automático, assim tendo um aviso imediato de quem foi sorteado;</text:p>
          <text:p text:style-name="P6"/>
        </text:list-item>
        <text:list-item>
          <text:p text:style-name="P6">Permitir a troca de mensagens entre os participantes preservando o seu anonimato;</text:p>
        </text:list-item>
        <text:list-item>
          <text:p text:style-name="P6"/>
        </text:list-item>
        <text:list-item>
          <text:p text:style-name="P6">Manter relação entre quem tirou quem, evitando que haja o mesmo sorteio entre os próximos quatro amigos secretos.</text:p>
        </text:list-item>
      </text:list>
      <text:p text:style-name="P7"/>
      <text:p text:style-name="P7"/>
      <text:p text:style-name="P10">OBJETIVOS</text:p>
      <text:p text:style-name="P10"/>
      <text:p text:style-name="P4"><text:s text:c="4"/><text:span text:style-name="T1">O Sistema de Apoio a Amigo Secreto (SAAS) tem como objetiv</text:span><text:span text:style-name="T2">o automatizar a troca de mensagens entre os participantes, preservando o sigilo deles e mantendo as informações dos participantes, realizando o sorte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18:05.074341475</meta:creation-date>
    <dc:date>2024-02-20T14:06:40.084213379</dc:date>
    <meta:editing-duration>PT17M3S</meta:editing-duration>
    <meta:editing-cycles>1</meta:editing-cycles>
    <meta:document-statistic meta:table-count="0" meta:image-count="0" meta:object-count="0" meta:page-count="1" meta:paragraph-count="19" meta:word-count="146" meta:character-count="899" meta:non-whitespace-character-count="775"/>
    <meta:generator>LibreOffice/7.3.7.2$Linux_X86_64 LibreOffice_project/30$Build-2</meta:generator>
  </office:meta>
</office:document-meta>
</file>